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style:font-size-asian="20pt" style:font-size-complex="20pt"/>
    </style:style>
    <style:style style:name="P2" style:family="paragraph" style:parent-style-name="Standard">
      <style:text-properties fo:background-color="#ffffff"/>
    </style:style>
    <style:style style:name="P3" style:family="paragraph" style:parent-style-name="Standard">
      <style:paragraph-properties fo:margin-left="0cm" fo:margin-right="0cm" fo:text-indent="1.251cm" style:auto-text-indent="false"/>
      <style:text-properties fo:background-color="#ffffff"/>
    </style:style>
    <style:style style:name="P4" style:family="paragraph" style:parent-style-name="Standard">
      <style:text-properties officeooo:paragraph-rsid="0018546d" fo:background-color="#ffffff"/>
    </style:style>
    <style:style style:name="P5" style:family="paragraph" style:parent-style-name="Standard">
      <style:text-properties officeooo:rsid="0018546d" officeooo:paragraph-rsid="0018546d"/>
    </style:style>
    <style:style style:name="P6" style:family="paragraph" style:parent-style-name="Standard">
      <style:text-properties officeooo:paragraph-rsid="0018546d"/>
    </style:style>
    <style:style style:name="P7" style:family="paragraph" style:parent-style-name="Standard">
      <style:text-properties officeooo:rsid="00196664" officeooo:paragraph-rsid="001c2162"/>
    </style:style>
    <style:style style:name="P8" style:family="paragraph" style:parent-style-name="Standard">
      <style:text-properties fo:font-size="12pt" officeooo:rsid="001a5277" officeooo:paragraph-rsid="001a5277"/>
    </style:style>
    <style:style style:name="P9" style:family="paragraph" style:parent-style-name="Standard">
      <style:text-properties officeooo:paragraph-rsid="001a5277"/>
    </style:style>
    <style:style style:name="P10" style:family="paragraph" style:parent-style-name="Standard">
      <style:text-properties officeooo:rsid="00196664" officeooo:paragraph-rsid="00196664"/>
    </style:style>
    <style:style style:name="P11" style:family="paragraph" style:parent-style-name="Standard">
      <style:text-properties officeooo:rsid="0027667f" officeooo:paragraph-rsid="0027667f"/>
    </style:style>
    <style:style style:name="P12" style:family="paragraph" style:parent-style-name="Standard">
      <style:text-properties officeooo:rsid="0027f1d2" officeooo:paragraph-rsid="0027f1d2"/>
    </style:style>
    <style:style style:name="P13" style:family="paragraph" style:parent-style-name="Standard">
      <style:text-properties officeooo:rsid="0025ad79" officeooo:paragraph-rsid="0025ad79"/>
    </style:style>
    <style:style style:name="P14" style:family="paragraph" style:parent-style-name="Standard">
      <style:text-properties officeooo:paragraph-rsid="0025ad79"/>
    </style:style>
    <style:style style:name="T1" style:family="text">
      <style:text-properties officeooo:rsid="001a5277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1bfb5c" fo:background-color="#ffffff" loext:char-shading-value="0"/>
    </style:style>
    <style:style style:name="T4" style:family="text">
      <style:text-properties officeooo:rsid="0018d0a8" fo:background-color="#ffffff" loext:char-shading-value="0"/>
    </style:style>
    <style:style style:name="T5" style:family="text">
      <style:text-properties officeooo:rsid="001bb4ae"/>
    </style:style>
    <style:style style:name="T6" style:family="text">
      <style:text-properties officeooo:rsid="001d7aaa"/>
    </style:style>
    <style:style style:name="T7" style:family="text">
      <style:text-properties officeooo:rsid="001c1c53"/>
    </style:style>
    <style:style style:name="T8" style:family="text">
      <style:text-properties officeooo:rsid="0018546d"/>
    </style:style>
    <style:style style:name="T9" style:family="text">
      <style:text-properties fo:font-size="12pt"/>
    </style:style>
    <style:style style:name="T10" style:family="text">
      <style:text-properties fo:font-size="12pt" officeooo:rsid="001f965a"/>
    </style:style>
    <style:style style:name="T11" style:family="text">
      <style:text-properties fo:font-size="12pt" officeooo:rsid="0018546d"/>
    </style:style>
    <style:style style:name="T12" style:family="text">
      <style:text-properties officeooo:rsid="0020ba67"/>
    </style:style>
    <style:style style:name="T13" style:family="text">
      <style:text-properties fo:font-size="12pt" officeooo:rsid="001a5277"/>
    </style:style>
    <style:style style:name="T14" style:family="text">
      <style:text-properties fo:font-size="12pt" officeooo:rsid="0020fbe7"/>
    </style:style>
    <style:style style:name="T15" style:family="text">
      <style:text-properties officeooo:rsid="0020fbe7"/>
    </style:style>
    <style:style style:name="T16" style:family="text">
      <style:text-properties officeooo:rsid="0027667f"/>
    </style:style>
    <style:style style:name="T17" style:family="text">
      <style:text-properties officeooo:rsid="0022ee8a"/>
    </style:style>
    <style:style style:name="T18" style:family="text">
      <style:text-properties officeooo:rsid="001db3cd"/>
    </style:style>
    <style:style style:name="T19" style:family="text">
      <style:text-properties officeooo:rsid="002495e1"/>
    </style:style>
    <style:style style:name="T20" style:family="text">
      <style:text-properties officeooo:rsid="001b57d5"/>
    </style:style>
    <style:style style:name="T21" style:family="text">
      <style:text-properties officeooo:rsid="0027f1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urnal de bord de la SAE 1.01</text:p>
      <text:p text:style-name="Standard"/>
      <text:p text:style-name="Standard"/>
      <text:p text:style-name="Standard"/>
      <text:p text:style-name="Standard">Mardi 10 D<text:span text:style-name="T1">é</text:span>cembre :</text:p>
      <text:p text:style-name="Standard"><text:tab/>- Attente de la consigne de la part de Mr CASALI</text:p>
      <text:p text:style-name="Standard"/>
      <text:p text:style-name="Standard">Jeudi 12 D<text:span text:style-name="T1">é</text:span>cembre :</text:p>
      <text:p text:style-name="Standard"><text:tab/>- Brainstorming sur le jeu (concept, lore,…) et répartition des tâches</text:p>
      <text:p text:style-name="Standard"><text:tab/>- <text:span text:style-name="Police_20_par_20_défaut"><text:span text:style-name="T2">Resolution sur les d</text:span></text:span><text:span text:style-name="Police_20_par_20_défaut"><text:span text:style-name="T3">é</text:span></text:span><text:span text:style-name="Police_20_par_20_défaut"><text:span text:style-name="T2">bordements de tableaux</text:span></text:span></text:p>
      <text:p text:style-name="Standard"><text:tab/>- Résolution du <text:a xlink:type="simple" xlink:href="https://github.com/Theo-radj/SAE1.01/commit/9d9b7545781c01295ef12a7b6d0ad80a92263c5b" office:target-frame-name="_top" xlink:show="replace" text:style-name="Internet_20_link" text:visited-style-name="Visited_20_Internet_20_Link"><text:span text:style-name="Police_20_par_20_défaut"><text:span text:style-name="T4">bug </text:span></text:span><text:span text:style-name="Police_20_par_20_défaut"><text:span text:style-name="T2">sur le fait que le joueur peut jouer à la place de l'autre</text:span></text:span></text:a></text:p>
      <text:p text:style-name="Standard"><text:span text:style-name="Police_20_par_20_défaut"><text:span text:style-name="T2"><text:tab/>- Matisse a commencé ajouter de la possibilité de faire des ovales avec MinGL2</text:span></text:span></text:p>
      <text:p text:style-name="Standard"/>
      <text:p text:style-name="P2">Lundi 16 D<text:span text:style-name="T1">é</text:span>cembre :</text:p>
      <text:p text:style-name="P3">- Dinesh et William ont commencé à générer la carte de mani<text:span text:style-name="T5">è</text:span>re procédural<text:span text:style-name="T5">e</text:span></text:p>
      <text:p text:style-name="P3">- Matisse a créé une fonction permettant d’afficher des matri<text:span text:style-name="T6">ce</text:span> (en t<text:span text:style-name="T5">ant</text:span> que <text:span text:style-name="T5">carte</text:span>) avec <text:tab/>MinGL2</text:p>
      <text:p text:style-name="P2"/>
      <text:p text:style-name="P2">Mardi 17 D<text:span text:style-name="T7">é</text:span>cembre :</text:p>
      <text:p text:style-name="P3">- Matisse a fini d’implémenter les ovales dans les formes part défauts de la librairie MinGL2</text:p>
      <text:p text:style-name="P3">- Matisse a modifié la fonction qui affiche la matri<text:span text:style-name="T6">ce</text:span> pour que les éléments soit proportionnel a la taille de la matri<text:span text:style-name="T6">ce</text:span> et de la fenêtre.</text:p>
      <text:p text:style-name="P2"/>
      <text:p text:style-name="P2">Mercredi 18 décembre</text:p>
      <text:p text:style-name="P4"><text:tab/>- Dinesh a implémenté la fonction IllegalMove() pour éviter tout débordement de tableau.</text:p>
      <text:p text:style-name="P2"/>
      <text:p text:style-name="P5">Samedi 21 décembre :</text:p>
      <text:p text:style-name="P6"><text:span text:style-name="T8"><text:tab/>- </text:span><text:span text:style-name="T9">William a fini la génération de la </text:span><text:span text:style-name="T10">carte</text:span><text:span text:style-name="T9"> aléatoirement en implémentant une structure <text:tab/>« </text:span><text:span text:style-name="T11">Form » </text:span><text:span text:style-name="T9">et 6 formes qui seront choisies puis mises en rotation et enfin placées de manière <text:tab/>aléatoire s’il y a la place </text:span><text:span text:style-name="T11">dans la matrice principale</text:span><text:span text:style-name="T9">.</text:span></text:p>
      <text:p text:style-name="P6"/>
      <text:p text:style-name="P7">Mardi 24/ Mercredi 25 décembre :</text:p>
      <text:p text:style-name="P7"><text:tab/>- Mise en place de téléporteurs dans le jeu pour pouvoir <text:span text:style-name="T12">s</text:span>e <text:span text:style-name="T12">téléporter</text:span>.</text:p>
      <text:p text:style-name="P6"/>
      <text:p text:style-name="P8">Dimanche 29 décembre : </text:p>
      <text:p text:style-name="P9"><text:span text:style-name="T13"><text:tab/>- </text:span><text:span text:style-name="T9">William a terminé la génération des </text:span><text:span text:style-name="T14">objets</text:span><text:span text:style-name="T9"> dans la matrice et a également intégré une <text:tab/>notion <text:tab/>de score pour chaque joueur. Chaque fois qu'un joueur se déplace sur une case <text:tab/>contenant un </text:span><text:span text:style-name="T14">objet</text:span><text:span text:style-name="T9">, cet </text:span><text:span text:style-name="T14">objet</text:span><text:span text:style-name="T9"> est ajouté à une liste. Cette liste sera vidée lorsque le joueur <text:tab/>retourne à sa base, </text:span><text:span text:style-name="T13">e</text:span><text:span text:style-name="T9">t son score sera alors augmenté en conséquence. </text:span></text:p>
      <text:p text:style-name="P10"/>
      <text:p text:style-name="P10">Vendredi 27 - Mardi 31 décembre : </text:p>
      <text:p text:style-name="P10"><text:tab/>- <text:s/>Essai de la mise en place d’un Monstre (<text:span text:style-name="T15">ro</text:span>bot) avec l’implémentation A* fait maison mais</text:p>
      <text:p text:style-name="P10"><text:tab/>mais ce fut un échec.</text:p>
      <text:p text:style-name="P10"><text:tab/>- <text:span text:style-name="T16">Application de MinGL a notre matrice afin de l’afficher dans une matrice</text:span></text:p>
      <text:p text:style-name="P10"><text:tab/></text:p>
      <text:p text:style-name="P10"/>
      <text:p text:style-name="P10">Jeudi 2 janvier 2025 : </text:p>
      <text:p text:style-name="P10"><text:tab/>- Mise en place du <text:span text:style-name="T17">ro</text:span>bot avec l’implémentation <text:span text:style-name="T18">de </text:span><text:span text:style-name="T19">l’algorithme</text:span><text:span text:style-name="T18"> de Dijkstra </text:span><text:span text:style-name="T20">avec l’aide du <text:tab/>youtubeur « Sebastian League » et du tutoriel A* du site DEV Community.</text:span></text:p>
      <text:p text:style-name="P10"><text:tab/>-<text:span text:style-name="T21">Optimisation du code déjà présent</text:span></text:p>
      <text:p text:style-name="Standard"><text:soft-page-break/></text:p>
      <text:p text:style-name="P11"/>
      <text:p text:style-name="P12">Vendredi 3 Janvier :</text:p>
      <text:p text:style-name="P12"><text:tab/>-Gestion de la difficulté du bot (le rendre moins fort)</text:p>
      <text:p text:style-name="P11"/>
      <text:p text:style-name="P11">Samedi 4 Janvier :</text:p>
      <text:p text:style-name="P11"><text:tab/>-Ajout de code afin d’afficher différent sprit en fonction du contenue de la matrice</text:p>
      <text:p text:style-name="P11"/>
      <text:p text:style-name="P11">Dimanche 5 Janvier :</text:p>
      <text:p text:style-name="P11"><text:tab/>-Création et ajout d’un menu en MinGL fonctionnant grâce a la souris</text:p>
      <text:p text:style-name="P11"><text:tab/>-Ajout de certain sprits pour MinGL</text:p>
      <text:p text:style-name="P13"/>
      <text:p text:style-name="P13">Lundi 6 janvier 2025 :</text:p>
      <text:p text:style-name="P13"><text:tab/>- Maxime a trouvé l’idée générale du lore du jeu, un univers inspiré de la nuit de l’info.</text:p>
      <text:p text:style-name="P14"/>
      <text:p text:style-name="P13">Jeudi 9 Janvier 2025 :</text:p>
      <text:p text:style-name="P13"><text:tab/>- Maxime a terminé le lore.</text:p>
      <text:p text:style-name="P13"><text:tab/>-<text:span text:style-name="T16">Ajout de la possibilité de pouvoir jouer directement dans la fenêtre MinGL, le tout sans tour <text:tab/>par tour</text:span></text:p>
      <text:p text:style-name="P13"><text:tab/>-<text:span text:style-name="T21">Mise à jour de doxygen</text:span></text:p>
      <text:p text:style-name="P13"><text:tab/>-<text:span text:style-name="T21">Finition de l’ensemble des spri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Footnote_20_Symbol" style:display-name="Foot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de" fo:country="D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ARFI Maxime</text:p>
        <text:p text:style-name="MP1">BENHAFESSA Alexendre<text:tab/><text:tab/>G2</text:p>
        <text:p text:style-name="MP1">EDELSTEIN William</text:p>
        <text:p text:style-name="Header">QUILLIEC Matisse</text:p>
        <text:p text:style-name="Header">RADJOU Dinesh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meta:creation-date>2024-12-12T10:07:00Z</meta:creation-date>
    <dc:date>2025-01-09T23:44:42.204000000</dc:date>
    <meta:editing-cycles>23</meta:editing-cycles>
    <meta:editing-duration>PT42M37S</meta:editing-duration>
    <meta:document-statistic meta:table-count="0" meta:image-count="0" meta:object-count="0" meta:page-count="2" meta:paragraph-count="49" meta:word-count="505" meta:character-count="2823" meta:non-whitespace-character-count="2327"/>
    <meta:template xlink:type="simple" xlink:actuate="onRequest" xlink:title="" xlink:href="Normal.dotm"/>
  </office:meta>
</office:document-meta>
</file>